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373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4693in"/>
    </style:style>
    <style:style style:name="co8" style:family="table-column">
      <style:table-column-properties fo:break-before="auto" style:column-width="1.8508in"/>
    </style:style>
    <style:style style:name="co9" style:family="table-column">
      <style:table-column-properties fo:break-before="auto" style:column-width="2.0756in"/>
    </style:style>
    <style:style style:name="co10" style:family="table-column">
      <style:table-column-properties fo:break-before="auto" style:column-width="1.7728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528in"/>
    </style:style>
    <style:style style:name="co13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117"/>
    <style:style style:name="ce20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fo:border-bottom="none" fo:border-left="none" fo:border-right="0.0008in solid #000000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2">
            <text:p>Experiment setup</text:p>
          </table:table-cell>
          <table:table-cell table:style-name="ce11" office:value-type="string" table:number-columns-spanned="8" table:number-rows-spanned="1">
            <text:p>wall time in s, average of two runs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table-cell table:number-columns-repeated="1013"/>
        </table:table-row>
        <table:table-row table:style-name="ro1">
          <table:table-cell table:number-columns-repeated="2"/>
          <table:covered-table-cell table:style-name="ce2"/>
          <table:table-cell table:style-name="ce12" office:value-type="string" table:number-columns-spanned="8" table:number-rows-spanned="1">
            <text:p>AMD Phenom II X4 955, 4 x 800 Mhz, 16 GB RAM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4"/>
          <table:table-cell table:number-columns-repeated="101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 table:number-columns-spanned="9" table:number-rows-spanned="2">
            <text:p>Threader</text:p>
          </table:table-cell>
          <table:covered-table-cell table:style-name="ce3"/>
          <table:covered-table-cell table:style-name="ce3"/>
          <table:covered-table-cell table:number-columns-repeated="6"/>
          <table:table-cell table:number-columns-repeated="1013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</text:p>
          </table:table-cell>
          <table:table-cell table:style-name="ce18" office:value-type="string">
            <text:p>refinement time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thread</text:p>
          </table:table-cell>
          <table:table-cell table:style-name="ce25" office:value-type="string">
            <text:p>max pred. per env.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1.18">
            <text:p>1.18</text:p>
          </table:table-cell>
          <table:table-cell table:style-name="ce19" table:formula="of:=0.15/[.F11]" office:value-type="percentage" office:value="0.127118644067797">
            <text:p>12.7%</text:p>
          </table:table-cell>
          <table:table-cell table:style-name="ce19" table:formula="of:=0.59/[.F11]" office:value-type="percentage" office:value="0.5">
            <text:p>50.0%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9">
            <text:p>1.79</text:p>
          </table:table-cell>
          <table:table-cell table:style-name="ce19" table:formula="of:=0.41/[.F12]" office:value-type="percentage" office:value="0.229050279329609">
            <text:p>22.9%</text:p>
          </table:table-cell>
          <table:table-cell table:style-name="ce19" table:formula="of:=0.91/[.F12]" office:value-type="percentage" office:value="0.508379888268156">
            <text:p>50.8%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2.34">
            <text:p>2.34</text:p>
          </table:table-cell>
          <table:table-cell table:style-name="ce19" table:formula="of:=0.89/[.F13]" office:value-type="percentage" office:value="0.38034188034188">
            <text:p>38.0%</text:p>
          </table:table-cell>
          <table:table-cell table:style-name="ce19" table:formula="of:=0.84/[.F13]" office:value-type="percentage" office:value="0.358974358974359">
            <text:p>35.9%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1.98">
            <text:p>1.98</text:p>
          </table:table-cell>
          <table:table-cell table:style-name="ce19" table:formula="of:=0.71/[.F14]" office:value-type="percentage" office:value="0.358585858585859">
            <text:p>35.9%</text:p>
          </table:table-cell>
          <table:table-cell table:style-name="ce19" table:formula="of:=0.91/[.F14]" office:value-type="percentage" office:value="0.45959595959596">
            <text:p>46.0%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66">
            <text:p>0.66</text:p>
          </table:table-cell>
          <table:table-cell table:style-name="ce19" table:formula="of:=0.1/[.F15]" office:value-type="percentage" office:value="0.151515151515152">
            <text:p>15.2%</text:p>
          </table:table-cell>
          <table:table-cell table:style-name="ce19" table:formula="of:=0.365/[.F15]" office:value-type="percentage" office:value="0.553030303030303">
            <text:p>55.3%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float" office:value="4.07">
            <text:p>4.07</text:p>
          </table:table-cell>
          <table:table-cell table:style-name="ce19" table:formula="of:=2.42/[.F16]" office:value-type="percentage" office:value="0.594594594594595">
            <text:p>59.5%</text:p>
          </table:table-cell>
          <table:table-cell table:style-name="ce19" table:formula="of:=1.5/[.F16]" office:value-type="percentage" office:value="0.368550368550369">
            <text:p>36.9%</text:p>
          </table:table-cell>
          <table:table-cell table:style-name="ce14"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ce13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env. transitions applied separately 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22">
            <text:p>0.22</text:p>
          </table:table-cell>
          <table:table-cell table:style-name="ce19" table:formula="of:=0.183/[.F23]" office:value-type="percentage" office:value="0.831818181818182">
            <text:p>83.2%</text:p>
          </table:table-cell>
          <table:table-cell table:style-name="ce19" table:formula="of:=0.035/[.F23]" office:value-type="percentage" office:value="0.159090909090909">
            <text:p>15.9%</text:p>
          </table:table-cell>
          <table:table-cell table:style-name="ce20" table:formula="of:=0.011/[.F23]" office:value-type="percentage" office:value="0.05">
            <text:p>5.0%</text:p>
          </table:table-cell>
          <table:table-cell table:style-name="ce20" table:formula="of:=89/305" office:value-type="percentage" office:value="0.291803278688525">
            <text:p>29.2%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2.975">
            <text:p>2.975</text:p>
          </table:table-cell>
          <table:table-cell table:style-name="ce19" table:formula="of:=2.63/[.F24]" office:value-type="percentage" office:value="0.884033613445378">
            <text:p>88.4%</text:p>
          </table:table-cell>
          <table:table-cell table:style-name="ce19" table:formula="of:=0.3255/[.F24]" office:value-type="percentage" office:value="0.109411764705882">
            <text:p>10.9%</text:p>
          </table:table-cell>
          <table:table-cell table:style-name="ce20" table:formula="of:=0.8065/[.F24]" office:value-type="percentage" office:value="0.27109243697479">
            <text:p>27.1%</text:p>
          </table:table-cell>
          <table:table-cell table:style-name="ce20" table:formula="of:=8363/14376" office:value-type="percentage" office:value="0.581733444629939">
            <text:p>58.2%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105">
            <text:p>0.2105</text:p>
          </table:table-cell>
          <table:table-cell table:style-name="ce19" table:formula="of:=0.1825/[.F25]" office:value-type="percentage" office:value="0.866983372921615">
            <text:p>86.7%</text:p>
          </table:table-cell>
          <table:table-cell table:style-name="ce19" table:formula="of:=0.026/[.F25]" office:value-type="percentage" office:value="0.123515439429929">
            <text:p>12.4%</text:p>
          </table:table-cell>
          <table:table-cell table:style-name="ce20" table:formula="of:=0.0015/[.F25]" office:value-type="percentage" office:value="0.00712589073634204">
            <text:p>0.7%</text:p>
          </table:table-cell>
          <table:table-cell table:style-name="ce20" table:formula="of:=28/368" office:value-type="percentage" office:value="0.0760869565217391">
            <text:p>7.6%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609">
            <text:p>0.609</text:p>
          </table:table-cell>
          <table:table-cell table:style-name="ce19" table:formula="of:=0.5135/[.F26]" office:value-type="percentage" office:value="0.843185550082102">
            <text:p>84.3%</text:p>
          </table:table-cell>
          <table:table-cell table:style-name="ce19" table:formula="of:=0.0935/[.F26]" office:value-type="percentage" office:value="0.153530377668309">
            <text:p>15.4%</text:p>
          </table:table-cell>
          <table:table-cell table:style-name="ce20" table:formula="of:=0.0335/[.F26]" office:value-type="percentage" office:value="0.055008210180624">
            <text:p>5.5%</text:p>
          </table:table-cell>
          <table:table-cell table:style-name="ce20" table:formula="of:=155/1823" office:value-type="percentage" office:value="0.0850246845858475">
            <text:p>8.5%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2">
            <text:p>0.122</text:p>
          </table:table-cell>
          <table:table-cell table:style-name="ce19" table:formula="of:=0.122/[.F27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20" table:formula="of:=0.009/[.F27]" office:value-type="percentage" office:value="0.0737704918032787">
            <text:p>7.4%</text:p>
          </table:table-cell>
          <table:table-cell table:style-name="ce20" table:formula="of:=66/154" office:value-type="percentage" office:value="0.428571428571429">
            <text:p>42.9%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86.71">
            <text:p>86.71</text:p>
          </table:table-cell>
          <table:table-cell table:style-name="ce19" table:formula="of:=85.38/[.F28]" office:value-type="percentage" office:value="0.984661515396148">
            <text:p>98.5%</text:p>
          </table:table-cell>
          <table:table-cell table:style-name="ce19" table:formula="of:=1.307/[.F28]" office:value-type="percentage" office:value="0.015073232614462">
            <text:p>1.5%</text:p>
          </table:table-cell>
          <table:table-cell table:style-name="ce20" table:formula="of:=63.35/[.F28]" office:value-type="percentage" office:value="0.730596240341368">
            <text:p>73.1%</text:p>
          </table:table-cell>
          <table:table-cell table:style-name="ce20" table:formula="of:= 115755/ 138569" office:value-type="percentage" office:value="0.835360001154659">
            <text:p>83.5%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env. transitions applied separately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/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715">
            <text:p>1.715</text:p>
          </table:table-cell>
          <table:table-cell table:style-name="ce19" table:formula="of:=1.568/[.F36]" office:value-type="percentage" office:value="0.914285714285714">
            <text:p>91.4%</text:p>
          </table:table-cell>
          <table:table-cell table:style-name="ce20" office:value-type="string">
            <text:p>?</text:p>
          </table:table-cell>
          <table:table-cell table:style-name="ce19" table:formula="of:=0.658/[.F36]" office:value-type="percentage" office:value="0.383673469387755">
            <text:p>38.4%</text:p>
          </table:table-cell>
          <table:table-cell table:style-name="ce19" table:formula="of:=2412/4466" office:value-type="percentage" office:value="0.540080609046126">
            <text:p>54.0%</text:p>
          </table:table-cell>
          <table:table-cell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/>
          <table:table-cell table:style-name="ce19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/>
          <table:table-cell table:style-name="ce19"/>
          <table:table-cell table:style-name="ce20"/>
          <table:table-cell table:style-name="ce19" table:number-columns-repeated="2"/>
          <table:table-cell/>
          <table:table-cell table:style-name="ce13"/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office:value-type="float" office:value="57.7095">
            <text:p>57.7095</text:p>
          </table:table-cell>
          <table:table-cell table:style-name="ce19" table:formula="of:=56.6175/[.F40]" office:value-type="percentage" office:value="0.981077638863619">
            <text:p>98.1%</text:p>
          </table:table-cell>
          <table:table-cell table:style-name="ce20" office:value-type="string">
            <text:p>?</text:p>
          </table:table-cell>
          <table:table-cell table:style-name="ce19" table:formula="of:=42.5935/[.F40]" office:value-type="percentage" office:value="0.738067389251336">
            <text:p>73.8%</text:p>
          </table:table-cell>
          <table:table-cell table:style-name="ce19" table:formula="of:=85105/106408" office:value-type="percentage" office:value="0.799798887301707">
            <text:p>80.0%</text:p>
          </table:table-cell>
          <table:table-cell office:value-type="float" office:value="46">
            <text:p>46</text:p>
          </table:table-cell>
          <table:table-cell table:style-name="ce13"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"/>
          <table: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string" table:number-columns-spanned="11" table:number-rows-spanned="2">
            <text:p>CPAchecker (rev. 4218) <text:s/>– restarting, combined env. transitions, 'false' in global predicates</text:p>
          </table:table-cell>
          <table:covered-table-cell table:style-name="ce3"/>
          <table:covered-table-cell table:style-name="ce3"/>
          <table:covered-table-cell table:number-columns-repeated="8"/>
          <table:table-cell table:number-columns-repeated="1011"/>
        </table:table-row>
        <table:table-row table:style-name="ro1">
          <table:table-cell table:number-columns-repeated="2"/>
          <table:covered-table-cell table:style-name="ce4"/>
          <table:covered-table-cell table:style-name="ce4"/>
          <table:covered-table-cell table:style-name="ce4"/>
          <table:covered-table-cell table:style-name="ce15"/>
          <table:covered-table-cell table:style-name="ce17"/>
          <table:covered-table-cell table:number-columns-repeated="6"/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>
            <text:p>program</text:p>
          </table:table-cell>
          <table:table-cell table:style-name="ce5" office:value-type="string">
            <text:p>correct</text:p>
          </table:table-cell>
          <table:table-cell table:style-name="ce5" office:value-type="string">
            <text:p>loc</text:p>
          </table:table-cell>
          <table:table-cell table:style-name="ce5" office:value-type="string">
            <text:p>Analysis time</text:p>
          </table:table-cell>
          <table:table-cell table:style-name="ce18" office:value-type="string">
            <text:p>ART time (% of total)</text:p>
          </table:table-cell>
          <table:table-cell table:style-name="ce18" office:value-type="string">
            <text:p>refinement time (% of total)</text:p>
          </table:table-cell>
          <table:table-cell table:style-name="ce21" office:value-type="string">
            <text:p>env. prec. adj. time (% of total)</text:p>
          </table:table-cell>
          <table:table-cell table:style-name="ce22" office:value-type="string">
            <text:p>env. successors (% of all)</text:p>
          </table:table-cell>
          <table:table-cell table:style-name="ce5" office:value-type="string">
            <text:p>refinements</text:p>
          </table:table-cell>
          <table:table-cell table:style-name="ce18" office:value-type="string">
            <text:p>max pred. per location</text:p>
          </table:table-cell>
          <table:table-cell table:style-name="ce25" office:value-type="string">
            <text:p>max env. trans. per thread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2.c</text:p>
          </table:table-cell>
          <table:table-cell table:style-name="ce13" office:value-type="string">
            <text:p>N</text:p>
          </table:table-cell>
          <table:table-cell office:value-type="float" office:value="33">
            <text:p>33</text:p>
          </table:table-cell>
          <table:table-cell office:value-type="float" office:value="0.196">
            <text:p>0.196</text:p>
          </table:table-cell>
          <table:table-cell table:style-name="ce19" table:formula="of:=0.1695/[.F47]" office:value-type="percentage" office:value="0.864795918367347">
            <text:p>86.5%</text:p>
          </table:table-cell>
          <table:table-cell table:style-name="ce19" table:formula="of:=0.026/[.F47]" office:value-type="percentage" office:value="0.13265306122449">
            <text:p>13.3%</text:p>
          </table:table-cell>
          <table:table-cell table:style-name="ce19" table:formula="of:=0.018/[.F47]" office:value-type="percentage" office:value="0.0918367346938776">
            <text:p>9.2%</text:p>
          </table:table-cell>
          <table:table-cell table:style-name="ce19" table:formula="of:=28/175" office:value-type="percentage" office:value="0.16">
            <text:p>16.0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>
            <text:p>lu-fig2.fixed.c</text:p>
          </table:table-cell>
          <table:table-cell table:style-name="ce13" office:value-type="string">
            <text:p>Y</text:p>
          </table:table-cell>
          <table:table-cell office:value-type="float" office:value="36">
            <text:p>36</text:p>
          </table:table-cell>
          <table:table-cell office:value-type="float" office:value="1.1785">
            <text:p>1.1785</text:p>
          </table:table-cell>
          <table:table-cell table:style-name="ce19" table:formula="of:=0.961/[.F48]" office:value-type="percentage" office:value="0.815443360203649">
            <text:p>81.5%</text:p>
          </table:table-cell>
          <table:table-cell table:style-name="ce19" table:formula="of:=0.2135/[.F48]" office:value-type="percentage" office:value="0.181162494696648">
            <text:p>18.1%</text:p>
          </table:table-cell>
          <table:table-cell table:style-name="ce19" table:formula="of:=0.231/[.F48]" office:value-type="percentage" office:value="0.196011879507849">
            <text:p>19.6%</text:p>
          </table:table-cell>
          <table:table-cell table:style-name="ce19" table:formula="of:=335/1795" office:value-type="percentage" office:value="0.186629526462396">
            <text:p>18.7%</text:p>
          </table:table-cell>
          <table:table-cell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c</text:p>
          </table:table-cell>
          <table:table-cell table:style-name="ce13" office:value-type="string">
            <text:p>N</text:p>
          </table:table-cell>
          <table:table-cell office:value-type="float" office:value="144">
            <text:p>144</text:p>
          </table:table-cell>
          <table:table-cell office:value-type="float" office:value="0.225">
            <text:p>0.225</text:p>
          </table:table-cell>
          <table:table-cell table:style-name="ce19" table:formula="of:=0.196/[.F49]" office:value-type="percentage" office:value="0.871111111111111">
            <text:p>87.1%</text:p>
          </table:table-cell>
          <table:table-cell table:style-name="ce19" table:formula="of:=0.0265/[.F49]" office:value-type="percentage" office:value="0.117777777777778">
            <text:p>11.8%</text:p>
          </table:table-cell>
          <table:table-cell table:style-name="ce19" table:formula="of:=0.007/[.F49]" office:value-type="percentage" office:value="0.0311111111111111">
            <text:p>3.1%</text:p>
          </table:table-cell>
          <table:table-cell table:style-name="ce19" table:formula="of:=12/346" office:value-type="percentage" office:value="0.0346820809248555">
            <text:p>3.5%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u-fig4-complete.fixed.c</text:p>
          </table:table-cell>
          <table:table-cell table:style-name="ce13" office:value-type="string">
            <text:p>Y</text:p>
          </table:table-cell>
          <table:table-cell office:value-type="float" office:value="144">
            <text:p>144</text:p>
          </table:table-cell>
          <table:table-cell office:value-type="float" office:value="0.4365">
            <text:p>0.4365</text:p>
          </table:table-cell>
          <table:table-cell table:style-name="ce19" table:formula="of:=0.3725/[.F50]" office:value-type="percentage" office:value="0.853379152348225">
            <text:p>85.3%</text:p>
          </table:table-cell>
          <table:table-cell table:style-name="ce19" table:formula="of:=0.0605/[.F50]" office:value-type="percentage" office:value="0.138602520045819">
            <text:p>13.9%</text:p>
          </table:table-cell>
          <table:table-cell table:style-name="ce19" table:formula="of:=0.025/[.F50]" office:value-type="percentage" office:value="0.0572737686139748">
            <text:p>5.7%</text:p>
          </table:table-cell>
          <table:table-cell table:style-name="ce19" table:formula="of:=40/929" office:value-type="percentage" office:value="0.0430570505920344">
            <text:p>4.3%</text:p>
          </table:table-cell>
          <table:table-cell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read_write_lock.c</text:p>
          </table:table-cell>
          <table:table-cell table:style-name="ce13" office:value-type="string">
            <text:p>Y</text:p>
          </table:table-cell>
          <table:table-cell office:value-type="float" office:value="23">
            <text:p>23</text:p>
          </table:table-cell>
          <table:table-cell office:value-type="float" office:value="0.1295">
            <text:p>0.1295</text:p>
          </table:table-cell>
          <table:table-cell table:style-name="ce19" table:formula="of:=0.1295/[.F51]" office:value-type="percentage" office:value="1">
            <text:p>100.0%</text:p>
          </table:table-cell>
          <table:table-cell table:style-name="ce19" office:value-type="percentage" office:value="0">
            <text:p>0.0%</text:p>
          </table:table-cell>
          <table:table-cell table:style-name="ce19" table:formula="of:=0.015/[.F51]" office:value-type="percentage" office:value="0.115830115830116">
            <text:p>11.6%</text:p>
          </table:table-cell>
          <table:table-cell table:style-name="ce19" table:formula="of:=10/93" office:value-type="percentage" office:value="0.10752688172043">
            <text:p>10.8%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>
            <text:p>bakery.simple.c</text:p>
          </table:table-cell>
          <table:table-cell table:style-name="ce14" office:value-type="string">
            <text:p>Y</text:p>
          </table:table-cell>
          <table:table-cell table:style-name="ce6" office:value-type="float" office:value="22">
            <text:p>22</text:p>
          </table:table-cell>
          <table:table-cell table:style-name="ce13" office:value-type="string">
            <text:p>&gt; 2 min</text:p>
          </table:table-cell>
          <table:table-cell table:style-name="ce19" table:number-columns-repeated="4"/>
          <table:table-cell/>
          <table:table-cell table:style-name="ce13"/>
          <table:table-cell table:number-columns-repeated="101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08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ca przemyslaw</meta:initial-creator>
    <meta:creation-date>2011-08-11T13:34:40</meta:creation-date>
    <dc:date>2011-08-30T08:37:24</dc:date>
    <dc:creator>daca przemyslaw</dc:creator>
    <meta:editing-duration>PT14H08M11S</meta:editing-duration>
    <meta:editing-cycles>18</meta:editing-cycles>
    <meta:generator>OpenOffice.org/3.2$Unix OpenOffice.org_project/320m12$Build-9483</meta:generator>
    <meta:printed-by>daca przemyslaw</meta:printed-by>
    <meta:print-date>2011-08-30T08:34:52</meta:print-date>
    <meta:document-statistic meta:table-count="3" meta:cell-count="262" meta:object-count="0"/>
  </office:meta>
</office:document-meta>
</file>